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draw:style-name="gr1" draw:layer="layout" svg:width="25.199cm" svg:height="13.859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256cm" svg:x="1.4cm" svg:y="0.962cm" presentation:class="title">
          <draw:text-box>
            <text:p>Normal bar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draw:frame draw:style-name="gr1" draw:layer="layout" svg:width="25.199cm" svg:height="13.859cm" svg:x="1.4cm" svg:y="4.914cm" presentation:class="object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" draw:layer="layout" svg:width="25.199cm" svg:height="3.256cm" svg:x="1.4cm" svg:y="0.962cm" presentation:class="title" presentation:user-transformed="true">
          <draw:text-box>
            <text:p>Stacked bar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draw:frame draw:style-name="gr1" draw:layer="layout" svg:width="25.199cm" svg:height="13.859cm" svg:x="1.4cm" svg:y="4.914cm" presentation:class="object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" draw:layer="layout" svg:width="25.199cm" svg:height="3.256cm" svg:x="1.4cm" svg:y="0.962cm" presentation:class="title" presentation:user-transformed="true">
          <draw:text-box>
            <text:p>Percent bar chart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2T17:01:31</meta:creation-date>
    <meta:editing-duration>PT00H03M08S</meta:editing-duration>
    <meta:editing-cycles>4</meta:editing-cycles>
    <dc:date>2009-08-12T17:41:58</dc:date>
    <meta:generator>OpenOffice.org/3.0$Linux OpenOffice.org_project/300m15$Build-9379</meta:generator>
    <meta:document-statistic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9785842895508pt" style:font-size-asian="19.9785842895508pt" style:font-size-complex="19.978584289550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7.305cm" svg:y="5.093cm" chart:style-name="ch2"/>
        <chart:plot-area chart:style-name="ch3" chart:data-source-has-labels="both" svg:x="0.496cm" svg:y="0.272cm" svg:width="16.305cm" svg:height="13.026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2349472045898pt" style:font-size-asian="19.2349472045898pt" style:font-size-complex="19.2349472045898pt"/>
    </style:style>
    <style:style style:name="ch3" style:family="chart">
      <style:chart-properties chart:stacked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7.296cm" svg:y="5.094cm" chart:style-name="ch2"/>
        <chart:plot-area chart:style-name="ch3" chart:data-source-has-labels="both" svg:x="0.494cm" svg:y="0.272cm" svg:width="16.303cm" svg:height="13.02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9.9785842895508pt" style:font-size-asian="19.9785842895508pt" style:font-size-complex="19.9785842895508pt"/>
    </style:style>
    <style:style style:name="ch3" style:family="chart">
      <style:chart-properties chart:percentage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7.305cm" svg:y="5.093cm" chart:style-name="ch2"/>
        <chart:plot-area chart:style-name="ch3" chart:data-source-has-labels="both" svg:x="0.496cm" svg:y="0.272cm" svg:width="16.304cm" svg:height="13.027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